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1" style:family="text">
      <style:text-properties fo:font-weight="bold"/>
    </style:style>
    <style:style style:name="P2" style:family="paragraph" style:parent-style-name="Normal">
      <style:paragraph-properties fo:text-align="left"/>
    </style:style>
    <style:style style:name="P3" style:family="paragraph">
      <style:paragraph-properties fo:text-align="left"/>
    </style:style>
    <style:style style:name="P1" style:family="paragraph" style:parent-style-name="Normal">
      <style:paragraph-properties fo:text-align="center"/>
    </style:style>
    <style:style style:name="Table1" style:family="table">
      <style:table-properties style:width="4.250000in" table:align="left"/>
    </style:style>
    <style:style style:name="Table1.col1" style:family="table-column">
      <style:table-column-properties style:column-width="1.1250in"/>
    </style:style>
    <style:style style:name="Table1.col2" style:family="table-column">
      <style:table-column-properties style:column-width="3.1250in"/>
    </style:style>
    <style:style style:name="Table1.row1" style:family="table-row">
      <style:table-row-properties style:row-height="0.1875in"/>
    </style:style>
    <style:style style:name="Table1.row2" style:family="table-row">
      <style:table-row-properties style:row-height="0.1875in"/>
    </style:style>
    <style:style style:name="Table1.row3" style:family="table-row">
      <style:table-row-properties style:row-height="0.1875in"/>
    </style:style>
    <style:style style:name="Table1.row4" style:family="table-row">
      <style:table-row-properties style:row-height="0.1875in"/>
    </style:style>
    <style:style style:name="Table1.row5" style:family="table-row">
      <style:table-row-properties style:row-height="0.1875in"/>
    </style:style>
    <style:style style:name="Table1.row6" style:family="table-row">
      <style:table-row-properties style:row-height="0.2500in"/>
    </style:style>
    <style:style style:name="Table1.row7" style:family="table-row">
      <style:table-row-properties style:row-height="0.1875in"/>
    </style:style>
    <style:style style:name="Table1.row8" style:family="table-row">
      <style:table-row-properties style:row-height="0.1875in"/>
    </style:style>
    <style:style style:name="Table1.row9" style:family="table-row">
      <style:table-row-properties style:row-height="0.2500in"/>
    </style:style>
  </office:automatic-styles>
  <office:body>
    <office:text>
      <text:p text:style-name="P1"/>
      <table:table table:name="Table1" table:style-name="Table1">
        <table:table-column table:style-name="Table1.col1"/>
        <table:table-column table:style-name="Table1.col2"/>
        <table:table-column table:style-name=""/>
        <table:table-row table:style-name="Table1.row1">
          <table:table-cell>
            <text:p text:style-name="P2"><text:span text:style-name="T1">Pin Number</text:span></text:p>
          </table:table-cell>
          <table:table-cell>
            <text:p text:style-name="P2"><text:span text:style-name="T1">Description</text:span></text:p>
          </table:table-cell>
          <table:table-cell>
            <text:p text:style-name="P3"><text:span text:style-name="T1">Colour</text:span></text:p>
          </table:table-cell>
        </table:table-row>
        <table:table-row table:style-name="Table1.row2">
          <table:table-cell>
            <text:p text:style-name="P2">1</text:p>
          </table:table-cell>
          <table:table-cell>
            <text:p text:style-name="P2">GND</text:p>
          </table:table-cell>
          <table:table-cell>
            <text:p text:style-name="P3">Grey</text:p>
          </table:table-cell>
        </table:table-row>
        <table:table-row table:style-name="Table1.row3">
          <table:table-cell>
            <text:p text:style-name="P2">2</text:p>
          </table:table-cell>
          <table:table-cell>
            <text:p text:style-name="P2">SCL</text:p>
          </table:table-cell>
          <table:table-cell>
            <text:p text:style-name="P3">Violet</text:p>
          </table:table-cell>
        </table:table-row>
        <table:table-row table:style-name="Table1.row4">
          <table:table-cell>
            <text:p text:style-name="P2">3</text:p>
          </table:table-cell>
          <table:table-cell>
            <text:p text:style-name="P2">SDA</text:p>
          </table:table-cell>
          <table:table-cell>
            <text:p text:style-name="P3">Blue</text:p>
          </table:table-cell>
        </table:table-row>
        <table:table-row table:style-name="Table1.row5">
          <table:table-cell>
            <text:p text:style-name="P2">4</text:p>
          </table:table-cell>
          <table:table-cell>
            <text:p text:style-name="P2">XBee -&gt; Slug</text:p>
          </table:table-cell>
          <table:table-cell>
            <text:p text:style-name="P3">Green</text:p>
          </table:table-cell>
        </table:table-row>
        <table:table-row table:style-name="Table1.row6">
          <table:table-cell>
            <text:p text:style-name="P2">5</text:p>
          </table:table-cell>
          <table:table-cell>
            <text:p text:style-name="P2">Slug -&gt; XBee</text:p>
          </table:table-cell>
          <table:table-cell>
            <text:p text:style-name="P3">Yellow</text:p>
          </table:table-cell>
        </table:table-row>
        <table:table-row table:style-name="Table1.row7">
          <table:table-cell>
            <text:p text:style-name="P2">6</text:p>
          </table:table-cell>
          <table:table-cell>
            <text:p text:style-name="P2">SLUG-BOOT</text:p>
          </table:table-cell>
          <table:table-cell>
            <text:p text:style-name="P3">Orange</text:p>
          </table:table-cell>
        </table:table-row>
        <table:table-row table:style-name="Table1.row8">
          <table:table-cell>
            <text:p text:style-name="P3">7</text:p>
          </table:table-cell>
          <table:table-cell>
            <text:p text:style-name="P3">VREGSLUG2</text:p>
          </table:table-cell>
          <table:table-cell>
            <text:p text:style-name="P3">Red</text:p>
          </table:table-cell>
        </table:table-row>
        <table:table-row table:style-name="Table1.row9">
          <table:table-cell>
            <text:p text:style-name="P3">Not Present</text:p>
          </table:table-cell>
          <table:table-cell>
            <text:p text:style-name="P3">Unused</text:p>
          </table:table-cell>
          <table:table-cell>
            <text:p>Brow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background-color="transparent" fo:widows="2" fo:margin-left="0pt" fo:margin-right="0pt" fo:margin-top="0pt" fo:margin-bottom="0pt"/>
      <style:text-properties fo:color="#000000" style:font-name="Times New Roman" fo:font-size="12pt" fo:language="en" fo:country="GB"/>
    </style:style>
  </office:styles>
  <office:automatic-styles>
    <style:page-layout style:name="Standard">
      <style:page-layout-properties fo:page-width="210.000000mm" fo:page-height="297.000000mm" style:print-orientation="portrait" fo:margin-top="0.5000in" fo:margin-bottom="0.5000in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